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Pictures/TablePreview2.svm" manifest:media-type=""/>
  <manifest:file-entry manifest:full-path="Pictures/TablePreview1.svm" manifest:media-type=""/>
  <manifest:file-entry manifest:full-path="Pictures/10000000000002F00000003DEB79E9C260D95118.png" manifest:media-type="image/png"/>
  <manifest:file-entry manifest:full-path="Pictures/TablePreview3.svm" manifest:media-type=""/>
  <manifest:file-entry manifest:full-path="Pictures/10000000000002F000000022299043CB831329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5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6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7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fo:min-height="13.364cm"/>
    </style:style>
    <style:style style:name="pr9" style:family="presentation" style:parent-style-name="Classy_5f_Red1-outline1">
      <style:graphic-properties fo:min-height="3.35cm"/>
    </style:style>
    <style:style style:name="pr10" style:family="presentation" style:parent-style-name="Classy_5f_Red1-notes">
      <style:graphic-properties draw:auto-grow-height="true" fo:min-height="13.364cm"/>
    </style:style>
    <style:style style:name="pr11" style:family="presentation" style:parent-style-name="Classy_5f_Red1-notes">
      <style:graphic-properties draw:fill-color="#ffffff" fo:min-height="13.364cm"/>
    </style:style>
    <style:style style:name="pr12" style:family="presentation" style:parent-style-name="Classy_5f_Red-outline1">
      <style:graphic-properties fo:min-height="7.969cm"/>
    </style:style>
    <style:style style:name="pr13" style:family="presentation" style:parent-style-name="Classy_5f_Red-notes">
      <style:graphic-properties draw:auto-grow-height="true" fo:min-height="13.364cm"/>
    </style:style>
    <style:style style:name="co1" style:family="table-column">
      <style:table-column-properties style:column-width="3.06cm" style:use-optimal-column-width="false"/>
    </style:style>
    <style:style style:name="co2" style:family="table-column">
      <style:table-column-properties style:column-width="3.094cm" style:use-optimal-column-width="false"/>
    </style:style>
    <style:style style:name="co3" style:family="table-column">
      <style:table-column-properties style:column-width="3.048cm" style:use-optimal-column-width="false"/>
    </style:style>
    <style:style style:name="co4" style:family="table-column">
      <style:table-column-properties style:column-width="3.079cm" style:use-optimal-column-width="false"/>
    </style:style>
    <style:style style:name="co5" style:family="table-column">
      <style:table-column-properties style:column-width="2.31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1.51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use-window-font-color="true"/>
    </style:style>
    <style:style style:name="P6" style:family="paragraph">
      <style:text-properties style:font-size-asian="24pt"/>
    </style:style>
    <style:style style:name="P7" style:family="paragraph">
      <loext:graphic-properties draw:fill="solid" draw:fill-color="#c7243a"/>
      <style:paragraph-properties fo:text-align="center"/>
    </style:style>
    <style:style style:name="P8" style:family="paragraph">
      <loext:graphic-properties draw:fill="solid" draw:fill-color="#edad0b"/>
      <style:paragraph-properties fo:text-align="center"/>
    </style:style>
    <style:style style:name="P9" style:family="paragraph">
      <loext:graphic-properties draw:fill="solid" draw:fill-color="#009f8c"/>
      <style:paragraph-properties fo:text-align="center"/>
    </style:style>
    <style:style style:name="P10" style:family="paragraph">
      <loext:graphic-properties draw:fill-color="#ffffff"/>
      <style:text-properties style:font-size-asian="20pt"/>
    </style:style>
    <style:style style:name="P11" style:family="paragraph">
      <loext:graphic-properties draw:fill="solid" draw:fill-color="#ffffff"/>
    </style:style>
    <style:style style:name="T1" style:family="text">
      <style:text-properties style:font-size-asian="24pt"/>
    </style:style>
    <style:style style:name="T2" style:family="text">
      <style:text-properties style:use-window-font-color="true"/>
    </style:style>
    <style:style style:name="T3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Linux0.11 运行过程可视化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阶段性报告：数据分析部分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这几周做了什么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启用了新的流水线式并行工作方法</text:p>
              </text:list-item>
              <text:list-item>
                <text:p>丰富了数据提取器的功能，更方便的提取常用数据</text:p>
              </text:list-item>
              <text:list-item>
                <text:p>大量更新了可视化部分的代码</text:p>
              </text:list-item>
              <text:list-item>
                <text:p>丰富了可视化的内容，提高了用户体验</text:p>
              </text:list-item>
              <text:list-item>
                <text:p>稍微优化了gdb脚本的实现，获得了更快的速度</text:p>
              </text:list-item>
              <text:list-item>
                <text:p>…………………………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新的工作方式</text:p>
          </draw:text-box>
        </draw:frame>
        <draw:frame draw:style-name="standard" xml:id="id2" draw:id="id2" draw:layer="layout" svg:width="24.513cm" svg:height="2.766cm" svg:x="2.715cm" svg:y="3.6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研究 方法</text:p>
              </table:table-cell>
              <table:table-cell>
                <text:p>实现 功能</text:p>
              </table:table-cell>
              <table:table-cell>
                <text:p>研究 方法</text:p>
              </table:table-cell>
              <table:table-cell>
                <text:p>实现 功能</text:p>
              </table:table-cell>
              <table:table-cell>
                <text:p>研究 方法</text:p>
              </table:table-cell>
              <table:table-cell>
                <text:p>实现 功能</text:p>
              </table:table-cell>
              <table:table-cell>
                <text:p>研究 方法</text:p>
              </table:table-cell>
              <table:table-cell>
                <text:p>……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" draw:id="id3" draw:layer="layout" svg:width="24.414cm" svg:height="2.766cm" svg:x="5.732cm" svg:y="12.1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实现 可视化</text:p>
              </table:table-cell>
              <table:table-cell>
                <text:p>下一步 +整理</text:p>
              </table:table-cell>
              <table:table-cell>
                <text:p>实现 可视化</text:p>
              </table:table-cell>
              <table:table-cell>
                <text:p>下一步 +整理</text:p>
              </table:table-cell>
              <table:table-cell>
                <text:p>实现 可视化</text:p>
              </table:table-cell>
              <table:table-cell>
                <text:p>下一步 +整理</text:p>
              </table:table-cell>
              <table:table-cell>
                <text:p>实现 可视化</text:p>
              </table:table-cell>
              <table:table-cell>
                <text:p>……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1" draw:id="id1" draw:layer="layout" svg:width="2.31cm" svg:height="1.513cm" svg:x="-0.043cm" svg:y="8.704cm">
          <table:table table:template-name="default" table:use-first-row-styles="true" table:use-banding-rows-styles="true">
            <table:table-column table:style-name="co5"/>
            <table:table-row table:style-name="ro2">
              <table:table-cell table:style-name="gray3">
                <text:p>计划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2" draw:text-style-name="P3" draw:layer="layout" svg:x1="1.112cm" svg:y1="8.704cm" svg:x2="2.715cm" svg:y2="5.049cm" draw:start-shape="id1" draw:start-glue-point="0" draw:end-shape="id2" draw:end-glue-point="3" svg:d="M1112 8704v-3655h1603" svg:viewBox="0 0 1604 3656">
          <text:p/>
        </draw:connector>
        <draw:connector draw:style-name="gr2" draw:text-style-name="P3" draw:layer="layout" svg:x1="1.112cm" svg:y1="10.217cm" svg:x2="5.732cm" svg:y2="13.531cm" draw:start-shape="id1" draw:start-glue-point="2" draw:end-shape="id3" draw:end-glue-point="3" svg:d="M1112 10217v3314h4620" svg:viewBox="0 0 4621 3315">
          <text:p/>
        </draw:connector>
        <draw:line draw:style-name="gr3" draw:text-style-name="P5" draw:layer="layout" svg:x1="8.6cm" svg:y1="6.432cm" svg:x2="8.6cm" svg:y2="12.148cm">
          <text:p text:style-name="P4"><text:span text:style-name="T2">功能实现</text:span></text:p>
        </draw:line>
        <draw:line draw:style-name="gr3" draw:text-style-name="P5" draw:layer="layout" svg:x1="9.402cm" svg:y1="12.148cm" svg:x2="9.402cm" svg:y2="6.473cm">
          <text:p text:style-name="P4"><text:span text:style-name="T2">功能需求</text:span></text:p>
        </draw:line>
        <draw:line draw:style-name="gr3" draw:text-style-name="P5" draw:layer="layout" svg:x1="14.602cm" svg:y1="6.432cm" svg:x2="14.602cm" svg:y2="12.148cm">
          <text:p text:style-name="P4"><text:span text:style-name="T2">功能实现</text:span></text:p>
        </draw:line>
        <draw:line draw:style-name="gr3" draw:text-style-name="P5" draw:layer="layout" svg:x1="15.504cm" svg:y1="12.148cm" svg:x2="15.504cm" svg:y2="6.473cm">
          <text:p text:style-name="P4"><text:span text:style-name="T2">功能需求</text:span></text:p>
        </draw:line>
        <draw:line draw:style-name="gr3" draw:text-style-name="P5" draw:layer="layout" svg:x1="20.604cm" svg:y1="6.432cm" svg:x2="20.604cm" svg:y2="12.148cm">
          <text:p text:style-name="P4"><text:span text:style-name="T2">功能实现</text:span></text:p>
        </draw:line>
        <draw:line draw:style-name="gr3" draw:text-style-name="P5" draw:layer="layout" svg:x1="21.438cm" svg:y1="12.149cm" svg:x2="21.438cm" svg:y2="6.474cm">
          <text:p text:style-name="P4"><text:span text:style-name="T2">功能需求</text:span></text:p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关于我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实现了屏幕数据提取</text:p>
              </text:list-item>
              <text:list-item>
                <text:p>实现了启动后开始抓取数据</text:p>
              </text:list-item>
              <text:list-item>
                <text:p>优化性能，使得启动后开始抓取数据时不影响启动速度</text:p>
              </text:list-item>
              <text:list-item>
                <text:p>优化实现，时的脚本输出格式更为严格，方便进一步处理</text:p>
              </text:list-item>
              <text:list-item>
                <text:p><text:span text:style-name="T3">人工处理了一些带</text:span><text:span text:style-name="T3">bug</text:span><text:span text:style-name="T3">的数据</text:span></text:p>
              </text:list-item>
              <text:list-item>
                <text:p>………………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成果</text:p>
          </draw:text-box>
        </draw:frame>
        <draw:frame presentation:style-name="pr9" draw:layer="layout" svg:width="25.199cm" svg:height="8.219cm" svg:x="1.4cm" svg:y="4.6cm" presentation:class="outline">
          <draw:text-box>
            <text:list text:style-name="L2">
              <text:list-item>
                <text:p>比上次获得了更有价值的数据</text:p>
              </text:list-item>
              <text:list-item>
                <text:p>比上次获得了格式更加规整的数据</text:p>
              </text:list-item>
              <text:list-item>
                <text:p>将数据导入可视化系统后，得到了比较理想的效果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完工了～</text:p>
          </draw:text-box>
        </draw:frame>
        <draw:custom-shape draw:style-name="gr4" draw:text-style-name="P7" draw:layer="layout" svg:width="7.6cm" svg:height="6cm" svg:x="3.2cm" svg:y="6cm">
          <text:p text:style-name="P4">提取完所有数据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8" draw:layer="layout" svg:width="7.8cm" svg:height="6cm" svg:x="10.2cm" svg:y="6cm">
          <text:p text:style-name="P4">全部导入</text:p>
          <text:p text:style-name="P4">可视化系统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7.8cm" svg:height="6cm" svg:x="17.304cm" svg:y="6cm">
          <text:p text:style-name="P4">最终展示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2T1">
        <office:forms form:automatic-focus="false" form:apply-design-mode="false"/>
        <draw:frame draw:style-name="gr7" draw:text-style-name="P11" draw:layer="layout" svg:width="25.183cm" svg:height="7.009cm" svg:x="14.2cm" svg:y="6.99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11" draw:layer="layout" svg:width="25.183cm" svg:height="7.009cm" svg:x="-3.483cm" svg:y="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1" draw:layer="layout" svg:width="25.199cm" svg:height="7.6cm" svg:x="0cm" svg:y="1.8cm" presentation:class="title" presentation:user-transformed="true">
          <draw:text-box>
            <text:p>Linux0.11 运行过程可视化</text:p>
          </draw:text-box>
        </draw:frame>
        <draw:frame presentation:style-name="pr12" draw:layer="layout" svg:width="14.599cm" svg:height="3.6cm" svg:x="10.6cm" svg:y="10cm" presentation:class="outline" presentation:user-transformed="true">
          <draw:text-box>
            <text:list text:style-name="L2">
              <text:list-item>
                <text:p>最终报告请见宋振华的可视化报告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SC Regular" style:font-size-asian="24pt" style:language-asian="zh" style:country-asian="CN" style:font-name-complex="Noto Sans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编号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编号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7T21:20:24.099371983</meta:creation-date>
    <meta:editing-duration>PT14M35S</meta:editing-duration>
    <meta:editing-cycles>4</meta:editing-cycles>
    <meta:generator>LibreOffice/6.1.2.1$Linux_X86_64 LibreOffice_project/10$Build-1</meta:generator>
    <dc:title>Classy Red</dc:title>
    <dc:date>2018-12-23T15:20:44.610736351</dc:date>
    <meta:document-statistic meta:object-count="79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zh" number:country="CN">
      <number:year number:style="long"/>
      <number:text>/</number:text>
      <number:month/>
      <number:text>/</number:text>
      <number:day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7.01cm" xlink:href="." xlink:type="simple" chart:class="chart:bar" chart:style-name="ch1">
        <chart:plot-area chart:style-name="ch2" chart:data-source-has-labels="both" svg:x="0.503cm" svg:y="0.14cm" svg:width="24.178cm" svg:height="6.73cm">
          <chartooo:coordinate-region svg:x="1.124cm" svg:y="0.339cm" svg:width="23.557cm" svg:height="6.332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zh" number:country="CN">
      <number:year number:style="long"/>
      <number:text>/</number:text>
      <number:month/>
      <number:text>/</number:text>
      <number:day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7.01cm" xlink:href="." xlink:type="simple" chart:class="chart:bar" chart:style-name="ch1">
        <chart:plot-area chart:style-name="ch2" chart:data-source-has-labels="both" svg:x="0.503cm" svg:y="0.14cm" svg:width="24.178cm" svg:height="6.73cm">
          <chartooo:coordinate-region svg:x="1.124cm" svg:y="0.339cm" svg:width="23.557cm" svg:height="6.332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